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erif" svg:font-family="serif"/>
  </office:font-face-decls>
  <office:automatic-styles>
    <style:style style:name="P1" style:family="paragraph" style:parent-style-name="Standard">
      <style:text-properties style:font-name="DejaVu Sans" officeooo:paragraph-rsid="001de7e9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 draw:fill-color="#ffffff"/>
      <style:paragraph-properties style:writing-mode="lr-tb"/>
      <style:text-properties style:font-name="DejaVu Sans"/>
    </style:style>
    <style:style style:name="P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" fo:font-size="20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20pt" style:language-asian="zh" style:country-asian="CN" style:font-style-asian="normal" style:font-weight-asian="bold" style:font-name-complex="Lohit Devanagari1" style:font-size-complex="20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 loext:hyphenation-no-caps="false"/>
    </style:style>
    <style:style style:name="P6" style:family="paragraph">
      <loext:graphic-properties draw:fill-color="#ff7b59"/>
    </style:style>
    <style:style style:name="P7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" fo:font-size="36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36pt" style:language-asian="zh" style:country-asian="CN" style:font-style-asian="normal" style:font-weight-asian="bold" style:font-name-complex="Lohit Devanagari1" style:font-size-complex="36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 loext:hyphenation-no-caps="false"/>
    </style:style>
    <style:style style:name="P9" style:family="paragraph">
      <loext:graphic-properties draw:fill-color="#acb20c"/>
    </style:style>
    <style:style style:name="T1" style:family="text">
      <style:text-properties style:font-name="serif"/>
    </style:style>
    <style:style style:name="T2" style:family="text">
      <style:text-properties fo:color="#ffffd7" loext:opacity="100%" fo:font-size="18pt" officeooo:rsid="001de7e9" fo:background-color="#7b3d00" loext:char-shading-value="0" style:font-size-asian="15.75pt" style:font-size-complex="18pt"/>
    </style:style>
    <style:style style:name="T3" style:family="text">
      <style:text-properties fo:font-size="15pt" style:text-underline-style="solid" style:text-underline-width="auto" style:text-underline-color="font-color" fo:font-weight="bold" style:font-size-asian="13pt" style:font-weight-asian="bold" style:font-size-complex="15pt" style:font-weight-complex="bold"/>
    </style:style>
    <style:style style:name="T4" style:family="text">
      <style:text-properties fo:font-size="12pt" style:font-size-asian="10.5pt" style:font-size-complex="12pt"/>
    </style:style>
    <style:style style:name="T5" style:family="text">
      <style:text-properties style:font-name="DejaVu Sans"/>
    </style:style>
    <style:style style:name="T6" style:family="text">
      <style:text-properties fo:color="#000000" loext:opacity="100%" style:font-name="DejaVu Sans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" fo:font-size="20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20pt" style:language-asian="zh" style:country-asian="CN" style:font-style-asian="normal" style:font-weight-asian="bold" style:font-name-complex="Lohit Devanagari1" style:font-size-complex="20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" fo:font-size="36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36pt" style:language-asian="zh" style:country-asian="CN" style:font-style-asian="normal" style:font-weight-asian="bold" style:font-name-complex="Lohit Devanagari1" style:font-size-complex="36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gr1" style:family="graphic">
      <style:graphic-properties draw:stroke="none" svg:stroke-color="#000000" draw:fill="none" draw:fill-color="#ffffff" fo:min-height="19.12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7.6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draw:textarea-vertical-align="middle" fo:min-height="1.6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fill-color="#ff7b59" draw:textarea-horizontal-align="justify" draw:textarea-vertical-align="middle" draw:auto-grow-height="false" fo:min-height="1.085cm" fo:min-width="20.9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svg:stroke-color="#000000" draw:fill="none" draw:fill-color="#ffffff" draw:textarea-vertical-align="middle" fo:min-height="1.7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fill-color="#acb20c" draw:textarea-horizontal-align="justify" draw:textarea-vertical-align="middle" draw:auto-grow-height="false" fo:min-height="1.746cm" fo:min-width="21.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custom-shape text:anchor-type="paragraph" draw:z-index="0" draw:name="Forma 1" draw:style-name="gr6" draw:text-style-name="P9" svg:width="21.901cm" svg:height="1.747cm" svg:x="-2.852cm" svg:y="-0.677cm"><text:p/><draw:enhanced-geometry svg:viewBox="0 0 21600 21600" draw:type="rectangle" draw:enhanced-path="M 0 0 L 21600 0 21600 21600 0 21600 0 0 Z N"/></draw:custom-shape><draw:frame text:anchor-type="paragraph" draw:z-index="1" draw:name="Moldura de texto 1" draw:style-name="gr5" draw:text-style-name="P8" svg:width="14.073cm" svg:height="1.747cm" svg:x="2.314cm" svg:y="-0.677cm"><draw:text-box><text:p text:style-name="P7"><text:span text:style-name="T8">BASE DE DADOS</text:span></text:p></draw:text-box></draw:frame><draw:custom-shape text:anchor-type="paragraph" draw:z-index="2" draw:name="Forma 2" draw:style-name="gr4" draw:text-style-name="P6" svg:width="21cm" svg:height="1.086cm" svg:x="-2.178cm" svg:y="1.737cm"><text:p/><draw:enhanced-geometry svg:viewBox="0 0 21600 21600" draw:type="rectangle" draw:enhanced-path="M 0 0 L 21600 0 21600 21600 0 21600 0 0 Z N"/></draw:custom-shape><draw:frame text:anchor-type="paragraph" draw:z-index="4" draw:name="Moldura de texto 4" draw:style-name="gr2" draw:text-style-name="P3" svg:width="20.869cm" svg:height="7.681cm" svg:x="-1.866cm" svg:y="3.103cm"><draw:text-box><text:p><text:span text:style-name="T5">→ </text:span><text:span text:style-name="T5">Somos uma agência de detetives(P.I.S.T.A);</text:span></text:p><text:p><text:span text:style-name="T5">→ </text:span><text:span text:style-name="T5">Ideias para história:</text:span></text:p><text:p><text:span text:style-name="T5"><text:tab/></text:span><text:span text:style-name="T5">-O advogado responsável pelos casos é uma fraude;</text:span></text:p><text:p><text:span text:style-name="T5"><text:tab/></text:span><text:span text:style-name="T5">-Vai ser necessário rever todos os casos da P.I.S.T.A;</text:span></text:p><text:p><text:span text:style-name="T5"><text:tab/></text:span><text:span text:style-name="T5">-A base de dados consiste em inúmeros documentos em </text:span><text:span text:style-name="T5">papel guardados num armazém;</text:span></text:p><text:p><text:span text:style-name="T5"><text:tab/></text:span><text:span text:style-name="T5">-O tempo perdido a procurar os casos vai ser enorme;</text:span></text:p><text:p><text:span text:style-name="T5"><text:tab/></text:span><text:span text:style-name="T5">-Posto isto houve a ideia de criar uma base de dados digital, </text:span><text:span text:style-name="T5">já que se vai rever todos os casos, com os mesmos e todos os </text:span><text:span text:style-name="T5">recursos e informações da P.I.S.T.A; </text:span></text:p><text:p><text:span text:style-name="T5"><text:tab/></text:span><text:span text:style-name="T5">-Inventa informações sobre a empresa(Localização, Data de </text:span><text:span text:style-name="T5">fundação, Fundador(es), <text:s/>Motivo da sua criação, Lema);</text:span></text:p><text:p><text:span text:style-name="T5"/></text:p><text:p><text:span text:style-name="T5"><text:tab/></text:span></text:p><text:p><text:span text:style-name="T5"/></text:p><text:p><text:span text:style-name="T6"><text:s/></text:span></text:p><text:p><text:span text:style-name="T5"/></text:p></draw:text-box></draw:frame><draw:frame text:anchor-type="paragraph" draw:z-index="3" draw:name="Moldura de texto 3" draw:style-name="gr3" draw:text-style-name="P5" svg:width="17.539cm" svg:height="1.646cm" svg:x="0.159cm" svg:y="1.457cm"><draw:text-box><text:p text:style-name="P4"><text:span text:style-name="T7">CONTEXTUALIZAÇÃO E FUNDAMENTAÇÃO</text:span></text:p></draw:text-box></draw:frame><draw:frame text:anchor-type="paragraph" draw:z-index="5" draw:name="Moldura de texto 2" draw:style-name="gr1" draw:text-style-name="P2" svg:width="20.48cm" svg:height="19.13cm" svg:x="-1.713cm" svg:y="8.453cm"><draw:text-box><text:p><text:span text:style-name="T3">HISTÓRIA:</text:span></text:p><text:p><text:span text:style-name="T3"/></text:p><text:p><text:span text:style-name="T4">Em uma cidade movimentada, havia uma agência de detetives renomeada conhecida como P.I.S.T.A. (Procuradores de </text:span><text:span text:style-name="T4">Investigação Secreta e Táticas Astutas). Fundada em 1985 por William "Bill" Montgomery, um ex-policial que buscava uma </text:span><text:span text:style-name="T4">maneira de continuar ajudando a comunidade de uma forma diferente após se aposentar da força policial. Sua visão era fornecer </text:span><text:span text:style-name="T4">serviços de investigação confiáveis e eficientes para todos que precisassem.</text:span></text:p><text:p><text:span text:style-name="T4"/></text:p><text:p><text:span text:style-name="T4">A sede da P.I.S.T.A. era um edifício de tijolos vermelhos no coração da cidade, onde uma equipe dedicada de detetives trabalhava </text:span><text:span text:style-name="T4">incansavelmente para resolver os casos mais intrincados. Sob a liderança do habilidoso advogado Alex Reynolds, a agência </text:span><text:span text:style-name="T4">prosperou ao longo dos anos, ganhando uma reputação de resolver casos que deixavam outras agências perplexas.</text:span></text:p><text:p><text:span text:style-name="T4"/></text:p><text:p><text:span text:style-name="T4">No entanto, um dia, um cliente insatisfeito apresentou evidências que sugeriam que Alex Reynolds não era quem dizia ser. Ele </text:span><text:span text:style-name="T4">alegava que Reynolds falsificava provas para garantir resultados favoráveis aos clientes, manchando assim a reputação impecável </text:span><text:span text:style-name="T4">da P.I.S.T.A.</text:span></text:p><text:p><text:span text:style-name="T4"/></text:p><text:p><text:span text:style-name="T4">Perante essas acusações, a agência enfrentou uma crise existencial. A confiança dos clientes estava abalada, e havia a necessidade </text:span><text:span text:style-name="T4">urgente de revisar todos os casos já tratados por Reynolds. O problema era que a P.I.S.T.A. mantinha todos os registos em papel, </text:span><text:span text:style-name="T4">armazenados em um antigo armazém nos arredores da cidade.</text:span></text:p><text:p><text:span text:style-name="T4"/></text:p><text:p><text:span text:style-name="T4">Com milhares de casos arquivados ao longo dos anos, a tarefa de revisar cada documento manualmente era monumental. Dias se </text:span><text:span text:style-name="T4">transformaram em semanas, e semanas em meses, enquanto a equipe de detetives se perdia em um mar de papelada.</text:span></text:p><text:p><text:span text:style-name="T4"/></text:p><text:p><text:span text:style-name="T4">Percebendo que o tempo perdido na busca por evidências vitais poderia custar a reputação da agência, a equipe teve uma ideia </text:span><text:span text:style-name="T4">brilhante: criar uma base de dados digital que reunisse todos os casos, juntamente com todos os recursos e informações disponíveis </text:span><text:span text:style-name="T4">na P.I.S.T.A.</text:span></text:p><text:p><text:span text:style-name="T4"/></text:p><text:p><text:span text:style-name="T4">Com a ajuda de especialistas em tecnologia, a agência digitalizou todos os documentos e estabeleceu um sistema de gerenciamento </text:span><text:span text:style-name="T4">de casos online. Isso não só permitiu uma revisão mais eficiente dos casos, mas também modernizou as operações da P.I.S.T.A., </text:span><text:span text:style-name="T4">tornando-a mais ágil e adaptável às demandas do mundo contemporâneo.</text:span></text:p><text:p><text:span text:style-name="T4"/></text:p><text:p><text:span text:style-name="T4">Enquanto a agência se reinventava digitalmente, os detetives mergulharam na tarefa de reexaminar cada caso, assegurando que a </text:span><text:span text:style-name="T4">justiça fosse verdadeiramente servida e restaurando a confiança perdida dos clientes.</text:span></text:p><text:p><text:span text:style-name="T4"/></text:p><text:p><text:span text:style-name="T4">Assim, a P.I.S.T.A. emergiu mais forte do que nunca, reafirmando seu compromisso de buscar a verdade e garantir que nenhum </text:span><text:span text:style-name="T4">mistério permanecesse sem solução sob seu olhar atento e astuto. Seu novo lema tornou-se: "Justiça através da Transparência e </text:span><text:span text:style-name="T4">Dedicação."</text:span></text:p></draw:text-box></draw:frame><text:span text:style-name="T2">BASE DE DADOS FAZER:</text:span><text:span text:style-name="T1">ngenharia Informá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erif" svg:font-family="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3T13:58:33.345003729</meta:creation-date>
    <meta:editing-duration>PT11M5S</meta:editing-duration>
    <meta:editing-cycles>6</meta:editing-cycles>
    <meta:generator>LibreOffice/7.3.7.2$Linux_X86_64 LibreOffice_project/30$Build-2</meta:generator>
    <dc:date>2024-03-05T11:51:51.881834047</dc:date>
    <meta:document-statistic meta:table-count="0" meta:image-count="0" meta:object-count="0" meta:page-count="1" meta:paragraph-count="1" meta:word-count="5" meta:character-count="38" meta:non-whitespace-character-count="34"/>
  </office:meta>
</office:document-meta>
</file>